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6189f"/>
    </style:style>
    <style:style style:name="T1" style:family="text">
      <style:text-properties style:font-name="DejaVu Sans"/>
    </style:style>
    <style:style style:name="T2" style:family="text">
      <style:text-properties style:font-name="DejaVu Sans" fo:font-size="12pt" style:font-size-asian="12pt" style:font-size-complex="12pt"/>
    </style:style>
    <style:style style:name="T3" style:family="text">
      <style:text-properties style:font-name="DejaVu Sans" fo:font-size="12pt" officeooo:rsid="0005d18f" style:font-size-asian="12pt" style:font-size-complex="12pt"/>
    </style:style>
    <style:style style:name="T4" style:family="text">
      <style:text-properties style:font-name="DejaVu Sans" fo:font-size="12pt" officeooo:rsid="0011f669" style:font-size-asian="12pt" style:font-size-complex="12pt"/>
    </style:style>
    <style:style style:name="T5" style:family="text">
      <style:text-properties style:font-name="DejaVu Sans" fo:font-size="12pt" officeooo:rsid="0011c3f7" style:font-size-asian="12pt" style:font-size-complex="12pt"/>
    </style:style>
    <style:style style:name="T6" style:family="text">
      <style:text-properties style:font-name="DejaVu Sans" fo:font-size="16pt" fo:font-weight="bold" style:font-size-asian="16pt" style:font-weight-asian="bold" style:font-size-complex="16pt" style:font-weight-complex="bold"/>
    </style:style>
    <style:style style:name="T7" style:family="text">
      <style:text-properties style:text-line-through-style="none" style:text-line-through-type="none" style:font-name="DejaVu Sans"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Personalidades</text:span><text:span text:style-name="T1"><text:line-break/><text:line-break/></text:span><text:a xlink:type="simple" xlink:href="https://workdrive.zoho.com/file/ozop1e6de0e910eee44f39d751a9adb9cdef6" text:style-name="Internet_20_link" text:visited-style-name="Visited_20_Internet_20_Link"><text:span text:style-name="T1">Cuando me arrestaron en la India,</text:span></text:a><text:span text:style-name="T1">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ext:span><text:soft-page-break/><text:span text:style-name="T1">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span><text:soft-page-break/><text:span text:style-name="T1"><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text:span><text:soft-page-break/><text:span text:style-name="T1">cierta confianza en la práctica de la contemplación, pero no son pruebas en sí mismas. Simplemente eliminan las confusiones del 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ext:span><text:soft-page-break/><text:span text:style-name="T1">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text:span><text:soft-page-break/><text:span text:style-name="T1">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a xlink:type="simple" xlink:href="https://drive.google.com/file/d/11n_VZb58xoHsN-ENgUhusyHAdFX6_PSt/view?usp=sharing" text:style-name="Internet_20_link" text:visited-style-name="Visited_20_Internet_20_Link"><text:span text:style-name="T1">Entrevista con Dada Chidghananda</text:span></text:a><text:span text:style-name="T1"><text:line-break/><text:line-break/><text:line-break/>Personas Y Lugares<text:line-break/><text:line-break/>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text:span><text:soft-page-break/><text:span text:style-name="T1">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y dónde, el origen siempre regresó a esas experiencias de la muerte cercana, en el eterno ahora. La muerte cercana está tan cerca de la vida.<text:line-break/><text:line-break/></text:span><text:span text:style-name="T3">Suscribirse a mi lista del correo electrónico por mandar un correo a</text:span><text:span text:style-name="T4"> </text:span><text:a xlink:type="simple" xlink:href="mailto: enckwilliam@protonmail.com?subject=Subscribe" text:style-name="Internet_20_link" text:visited-style-name="Visited_20_Internet_20_Link"><text:span text:style-name="T5">enckwilliam@protonmail.com</text:span></text:a><text:span text:style-name="T2"><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7">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09:15:44.695255089</meta:creation-date>
    <dc:date>2021-12-13T20:50:59.869520346</dc:date>
    <meta:editing-duration>PT51M16S</meta:editing-duration>
    <meta:editing-cycles>11</meta:editing-cycles>
    <meta:generator>LibreOffice/7.0.4.2$Linux_X86_64 LibreOffice_project/00$Build-2</meta:generator>
    <meta:document-statistic meta:table-count="0" meta:image-count="0" meta:object-count="0" meta:page-count="7" meta:paragraph-count="1" meta:word-count="3563" meta:character-count="21504" meta:non-whitespace-character-count="17900"/>
  </office:meta>
</office:document-meta>
</file>